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281" officeooo:paragraph-rsid="00183281"/>
    </style:style>
    <style:style style:name="P2" style:family="paragraph" style:parent-style-name="Standard">
      <style:text-properties officeooo:rsid="00194e88" officeooo:paragraph-rsid="00194e88"/>
    </style:style>
    <style:style style:name="P3" style:family="paragraph" style:parent-style-name="Standard">
      <style:text-properties officeooo:rsid="0019c344" officeooo:paragraph-rsid="0019c344"/>
    </style:style>
    <style:style style:name="P4" style:family="paragraph" style:parent-style-name="Standard">
      <style:text-properties officeooo:rsid="001b879a" officeooo:paragraph-rsid="001b879a"/>
    </style:style>
    <style:style style:name="T1" style:family="text">
      <style:text-properties officeooo:rsid="0019e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ake syn</text:p>
      <text:p text:style-name="P1">2. make config</text:p>
      <text:p text:style-name="P1">3. make config-flash (para que no quede en la memoria volatil)</text:p>
      <text:p text:style-name="P1">4. make erase – flash (para borrar la memoria flash)</text:p>
      <text:p text:style-name="P1"/>
      <text:p text:style-name="P1"/>
      <text:p text:style-name="P1"/>
      <text:p text:style-name="P2">make rtl para que muestre el gráfico de la arquitectura <text:span text:style-name="T1">después de hacer en el makefile</text:span></text:p>
      <text:p text:style-name="P2">DESIGN+= cores/controladorderiego/controladorderiego.v </text:p>
      <text:p text:style-name="P4">con make rtl top=controladorderiego</text:p>
      <text:p text:style-name="P3"/>
      <text:p text:style-name="P3"/>
      <text:p text:style-name="P3">Generar un nuevo modulo únicamente para el funcionamiento del led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22:26:20.106855827</meta:creation-date>
    <meta:editing-duration>PT2H53M51S</meta:editing-duration>
    <meta:editing-cycles>2</meta:editing-cycles>
    <meta:generator>LibreOffice/7.3.7.2$Linux_X86_64 LibreOffice_project/30$Build-2</meta:generator>
    <dc:date>2025-07-22T01:30:16.553690703</dc:date>
    <meta:document-statistic meta:table-count="0" meta:image-count="0" meta:object-count="0" meta:page-count="1" meta:paragraph-count="8" meta:word-count="58" meta:character-count="381" meta:non-whitespace-character-count="329"/>
  </office:meta>
</office:document-meta>
</file>